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text-underline-style="non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text-underline-style="none"/>
    </style:style>
    <style:style style:name="P5" style:family="paragraph" style:parent-style-name="Text_20_body" style:list-style-name="L1"/>
    <style:style style:name="P6" style:family="paragraph" style:parent-style-name="Text_20_body">
      <style:text-properties fo:font-weight="bold" style:font-weight-asian="bold" style:font-weight-complex="bold"/>
    </style:style>
    <style:style style:name="P7" style:family="paragraph" style:parent-style-name="Text_20_body" style:list-style-name="L1">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text-underline-style="none"/>
    </style:style>
    <style:style style:name="P10" style:family="paragraph" style:parent-style-name="Table_20_Contents" style:list-style-name="L1">
      <style:paragraph-properties fo:margin-left="-0.035cm" fo:margin-right="0.009cm" fo:text-indent="-0.635cm" style:auto-text-indent="false">
        <style:tab-stops/>
      </style:paragraph-properties>
    </style:style>
    <style:style style:name="P11" style:family="paragraph" style:parent-style-name="Table_20_Contents" style:list-style-name="L1">
      <style:paragraph-properties fo:margin-left="0.035cm" fo:margin-right="-0.018cm" fo:text-indent="-0.635cm" style:auto-text-indent="false">
        <style:tab-stops>
          <style:tab-stop style:position="-0.635cm"/>
        </style:tab-stops>
      </style:paragraph-properties>
    </style:style>
    <style:style style:name="P12" style:family="paragraph" style:parent-style-name="Table_20_Contents" style:list-style-name="L1">
      <style:paragraph-properties fo:margin-left="-0.044cm" fo:margin-right="0.009cm" fo:text-indent="-0.635cm" style:auto-text-indent="false">
        <style:tab-stops/>
      </style:paragraph-properties>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Configuración básica:</text:p>
      <text:p text:style-name="Text_20_body"><text:span text:style-name="T1">Puerto:</text:span> 2025</text:p>
      <text:p text:style-name="Text_20_body"><text:span text:style-name="T1">Puerto Control:</text:span> 10000</text:p>
      <text:p text:style-name="Text_20_body"><text:span text:style-name="T1">Máximo conexiones:</text:span> <text:s/>100</text:p>
      <text:p text:style-name="Text_20_body"><text:span text:style-name="T1">Máximo conexiones cliente:</text:span> 10</text:p>
      <text:p text:style-name="Text_20_body"><text:span text:style-name="T1">Raíz:</text:span> Seleccionar “ejemplos/0/html” utilizando el buscador.</text:p>
      <text:p text:style-name="Text_20_body"><text:span text:style-name="T1">Protegido:</text:span> Sin marcar</text:p>
      <text:p text:style-name="Text_20_body"><text:span text:style-name="T1">Time out:</text:span> 20 segundos</text:p>
      <text:p text:style-name="Text_20_body"/>
      <text:p text:style-name="P1">Tipos estáticos:</text:p>
      <table:table table:name="Tabla1" table:style-name="Tabla1">
        <table:table-column table:style-name="Tabla1.A"/>
        <table:table-column table:style-name="Tabla1.B"/>
        <table:table-row>
          <table:table-cell table:style-name="Tabla1.A1" office:value-type="string">
            <text:p text:style-name="P3">Extensión</text:p>
          </table:table-cell>
          <table:table-cell table:style-name="Tabla1.B1" office:value-type="string">
            <text:p text:style-name="P3">Tipo</text:p>
          </table:table-cell>
        </table:table-row>
        <table:table-row>
          <table:table-cell table:style-name="Tabla1.A2" office:value-type="string">
            <text:p text:style-name="P3">html</text:p>
          </table:table-cell>
          <table:table-cell table:style-name="Tabla1.B2" office:value-type="string">
            <text:p text:style-name="P3">text/html</text:p>
          </table:table-cell>
        </table:table-row>
      </table:table>
      <text:p text:style-name="Text_20_body"/>
      <text:p text:style-name="P1">Tipos dinámicos:</text:p>
      <text:p text:style-name="Text_20_body">No son necesarios</text:p>
      <text:p text:style-name="P1">Usuarios:</text:p>
      <text:p text:style-name="Text_20_body">No son necesarios</text:p>
      <text:p text:style-name="P1">Errores:</text:p>
      <text:p text:style-name="Text_20_body">Agregar los errores que se encuentran en “ejemplos/0/errores/”</text:p>
      <table:table table:name="Tabla2" table:style-name="Tabla2">
        <table:table-column table:style-name="Tabla2.A"/>
        <table:table-column table:style-name="Tabla2.B"/>
        <table:table-row>
          <table:table-cell table:style-name="Tabla2.A1" office:value-type="string">
            <text:p text:style-name="P3">Código</text:p>
          </table:table-cell>
          <table:table-cell table:style-name="Tabla2.B1" office:value-type="string">
            <text:p text:style-name="P3">Error</text:p>
          </table:table-cell>
        </table:table-row>
        <table:table-row>
          <table:table-cell table:style-name="Tabla2.A2" office:value-type="string">
            <text:p text:style-name="P3">404</text:p>
          </table:table-cell>
          <table:table-cell table:style-name="Tabla2.B2" office:value-type="string">
            <text:p text:style-name="P3">404.html</text:p>
          </table:table-cell>
        </table:table-row>
        <table:table-row>
          <table:table-cell table:style-name="Tabla2.A2" office:value-type="string">
            <text:p text:style-name="P3">503</text:p>
          </table:table-cell>
          <table:table-cell table:style-name="Tabla2.B2" office:value-type="string">
            <text:p text:style-name="P4">503.html</text:p>
          </table:table-cell>
        </table:table-row>
      </table:table>
      <text:p text:style-name="Text_20_body"/>
      <text:p text:style-name="Text_20_body"/>
      <text:p text:style-name="P1">Configuración de logs:</text:p>
      <text:p text:style-name="Text_20_body">Se seleccionan nombres para los logs de errores y de accesos, Prueba1Errores.log y 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text:soft-page-break/>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1">Puerto:</text:span> 2026</text:p>
      <text:p text:style-name="Text_20_body"><text:span text:style-name="T1">Puerto Control:</text:span> 10001</text:p>
      <text:p text:style-name="Text_20_body"/>
      <text:p text:style-name="Text_20_body">Para este ejemplo agregamos un único usuario permitido:</text:p>
      <table:table table:name="Tabla3" table:style-name="Tabla3">
        <table:table-column table:style-name="Tabla3.A"/>
        <table:table-column table:style-name="Tabla3.B"/>
        <table:table-row>
          <table:table-cell table:style-name="Tabla3.A1" office:value-type="string">
            <text:p text:style-name="Table_20_Contents">Nombre</text:p>
          </table:table-cell>
          <table:table-cell table:style-name="Tabla3.B1" office:value-type="string">
            <text:p text:style-name="Table_20_Contents">Constraseña</text:p>
          </table:table-cell>
        </table:table-row>
        <table:table-row>
          <table:table-cell table:style-name="Tabla3.A2" office:value-type="string">
            <text:p text:style-name="Table_20_Contents">admin</text:p>
          </table:table-cell>
          <table:table-cell table:style-name="Tabla3.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Distintos casos:</text:p>
      <text:list xml:id="list1828056812" text:style-name="L1">
        <text:list-item>
          <text:p text:style-name="P7">Campos vacíos:</text:p>
        </text:list-item>
      </text:list>
      <table:table table:name="Tabla4" table:style-name="Tabla4">
        <table:table-column table:style-name="Tabla4.A"/>
        <table:table-column table:style-name="Tabla4.B"/>
        <table:table-row>
          <table:table-cell table:style-name="Tabla4.A1" office:value-type="string">
            <text:p text:style-name="Table_20_Contents">Nombre</text:p>
          </table:table-cell>
          <table:table-cell table:style-name="Tabla4.B1" office:value-type="string">
            <text:p text:style-name="Table_20_Contents">Contraseña</text:p>
          </table:table-cell>
        </table:table-row>
        <table:table-row>
          <table:table-cell table:style-name="Tabla4.A2" office:value-type="string">
            <text:p text:style-name="Table_20_Contents"/>
          </table:table-cell>
          <table:table-cell table:style-name="Tabla4.B2" office:value-type="string">
            <text:p text:style-name="Table_20_Contents"/>
          </table:table-cell>
        </table:table-row>
      </table:table>
      <text:list xml:id="list1059824981" text:continue-numbering="true" text:style-name="L1">
        <text:list-header>
          <text:p text:style-name="P5"><text:line-break/>Veremos a continuación que nuevamente nos exige que nos autentiquemos. Esto se debe a que no es valida esa acción.<text:line-break/></text:p>
        </text:list-header>
        <text:list-item>
          <text:p text:style-name="P7">Usuario inválido:</text:p>
        </text:list-item>
      </text:list>
      <table:table table:name="Tabla5" table:style-name="Tabla5">
        <table:table-column table:style-name="Tabla5.A"/>
        <table:table-column table:style-name="Tabla5.B"/>
        <table:table-row>
          <table:table-cell table:style-name="Tabla5.A1" office:value-type="string">
            <text:p text:style-name="Table_20_Contents">Nombre</text:p>
          </table:table-cell>
          <table:table-cell table:style-name="Tabla5.B1" office:value-type="string">
            <text:list xml:id="list1495905617" text:continue-numbering="true" text:style-name="L1">
              <text:list-header>
                <text:p text:style-name="P10">Contraseña</text:p>
              </text:list-header>
            </text:list>
          </table:table-cell>
        </table:table-row>
        <table:table-row>
          <table:table-cell table:style-name="Tabla5.A2" office:value-type="string">
            <text:list xml:id="list1375056049" text:continue-numbering="true" text:style-name="L1">
              <text:list-header>
                <text:p text:style-name="P11">Usuario</text:p>
              </text:list-header>
            </text:list>
          </table:table-cell>
          <table:table-cell table:style-name="Tabla5.B2" office:value-type="string">
            <text:list xml:id="list1485964155" text:continue-numbering="true" text:style-name="L1">
              <text:list-header>
                <text:p text:style-name="P12">Pass</text:p>
              </text:list-header>
            </text:list>
          </table:table-cell>
        </table:table-row>
      </table:table>
      <text:p text:style-name="Text_20_body"><text:line-break/><text:tab/>Veremos nuevamente que nos exige autenticarnos nuevamente ya que el usuario no existe.</text:p>
      <text:p text:style-name="Text_20_body"/>
      <text:list xml:id="list493251711" text:continue-numbering="true" text:style-name="L1">
        <text:list-item>
          <text:p text:style-name="P7">Usuario válido, contraseña invalida:</text:p>
        </text:list-item>
      </text:list>
      <table:table table:name="Tabla6" table:style-name="Tabla6">
        <table:table-column table:style-name="Tabla6.A"/>
        <table:table-column table:style-name="Tabla6.B"/>
        <table:table-row>
          <table:table-cell table:style-name="Tabla6.A1" office:value-type="string">
            <text:p text:style-name="Table_20_Contents">Nombre</text:p>
          </table:table-cell>
          <table:table-cell table:style-name="Tabla6.B1" office:value-type="string">
            <text:p text:style-name="Table_20_Contents">Contraseña</text:p>
          </table:table-cell>
        </table:table-row>
        <table:table-row>
          <table:table-cell table:style-name="Tabla6.A2" office:value-type="string">
            <text:p text:style-name="Table_20_Contents">admin</text:p>
          </table:table-cell>
          <table:table-cell table:style-name="Tabla6.B2" office:value-type="string">
            <text:p text:style-name="Table_20_Contents">invalido</text:p>
          </table:table-cell>
        </table:table-row>
      </table:table>
      <text:list xml:id="list1324986589" text:continue-numbering="true" text:style-name="L1">
        <text:list-header>
          <text:p text:style-name="P5"><text:line-break/><text:soft-page-break/>Nuevamente nos exige autenticarnos.<text:line-break/></text:p>
        </text:list-header>
        <text:list-item>
          <text:p text:style-name="P7">Usuario válido y contraseña válida:</text:p>
        </text:list-item>
      </text:list>
      <table:table table:name="Tabla7" table:style-name="Tabla7">
        <table:table-column table:style-name="Tabla7.A"/>
        <table:table-column table:style-name="Tabla7.B"/>
        <table:table-row>
          <table:table-cell table:style-name="Tabla7.A1" office:value-type="string">
            <text:p text:style-name="Table_20_Contents">Nombre</text:p>
          </table:table-cell>
          <table:table-cell table:style-name="Tabla7.B1" office:value-type="string">
            <text:p text:style-name="Table_20_Contents">Constraseña</text:p>
          </table:table-cell>
        </table:table-row>
        <table:table-row>
          <table:table-cell table:style-name="Tabla7.A2" office:value-type="string">
            <text:p text:style-name="Table_20_Contents">admin</text:p>
          </table:table-cell>
          <table:table-cell table:style-name="Tabla7.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1">Máximo conexiones:</text:span> <text:s/>0</text:p>
      <text:p text:style-name="Text_20_body"><text:span text:style-name="T1">Máximo conexiones cliente:</text:span> 0</text:p>
      <text:p text:style-name="Standard">Además cambiamos los puertos por los siguientes:</text:p>
      <text:p text:style-name="Standard"/>
      <text:p text:style-name="Text_20_body"><text:span text:style-name="T1">Puerto:</text:span> 2027</text:p>
      <text:p text:style-name="Text_20_body"><text:span text:style-name="T1">Puerto Control:</text:span> 10002</text:p>
      <text:p text:style-name="P2">Iniciamos el servidor con esa configuración y utilizando el navegador accedemos a localhost:2027 y observamos que se informará que el servidor se encuentra fuera de servicio por el momento.</text:p>
      <text:p text:style-name="P2">Por último, se debe detener el servidor.</text:p>
      <text:h text:style-name="Heading_20_4" text:outline-level="4">Prueba 4</text:h>
      <text:p text:style-name="Text_20_body">El objetivo de la siguiente prueba es mostrar que es posible el manejo de dos sitios distintos al mismo tiempo. Se debe tener en cuenta que los puertos de ambos sitios deben ser diferentes.</text:p>
      <text:p text:style-name="Text_20_body">Para el primer sitio utilizamos la configuración de Prueba 1 cambiando los puertos por: </text:p>
      <text:p text:style-name="Text_20_body"><text:span text:style-name="T1">Puerto:</text:span> 2028</text:p>
      <text:p text:style-name="P2"><text:span text:style-name="T1">Puerto Control:</text:span> 10003</text:p>
      <text:p text:style-name="P2">Se debe iniciar este servidor.</text:p>
      <text:p text:style-name="P2"/>
      <text:p text:style-name="Text_20_body">El segundo sitio debe tener la configuración que mostramos a continuación:</text:p>
      <text:p text:style-name="P1">Configuración básica:</text:p>
      <text:p text:style-name="Text_20_body"><text:span text:style-name="T1">Puerto:</text:span> 2029</text:p>
      <text:p text:style-name="Text_20_body"><text:soft-page-break/><text:span text:style-name="T1">Puerto Control:</text:span> 10004</text:p>
      <text:p text:style-name="Text_20_body"><text:span text:style-name="T1">Máximo conexiones:</text:span> <text:s/>100</text:p>
      <text:p text:style-name="Text_20_body"><text:span text:style-name="T1">Máximo conexiones cliente:</text:span> 10</text:p>
      <text:p text:style-name="Text_20_body"><text:span text:style-name="T1">Raíz:</text:span> Seleccionar “ejemplos/1/html” utilizando el buscador.</text:p>
      <text:p text:style-name="Text_20_body"><text:span text:style-name="T1">Protegido:</text:span> Sin marcar</text:p>
      <text:p text:style-name="Text_20_body"><text:span text:style-name="T1">Time out:</text:span> 20 segundos</text:p>
      <text:p text:style-name="Text_20_body"/>
      <text:p text:style-name="P1">Tipos estáticos:</text:p>
      <table:table table:name="Tabla8" table:style-name="Tabla8">
        <table:table-column table:style-name="Tabla8.A"/>
        <table:table-column table:style-name="Tabla8.B"/>
        <table:table-row>
          <table:table-cell table:style-name="Tabla8.A1" office:value-type="string">
            <text:p text:style-name="P3">Extensión</text:p>
          </table:table-cell>
          <table:table-cell table:style-name="Tabla8.B1" office:value-type="string">
            <text:p text:style-name="P3">Tipo</text:p>
          </table:table-cell>
        </table:table-row>
        <table:table-row>
          <table:table-cell table:style-name="Tabla8.A2" office:value-type="string">
            <text:p text:style-name="P3">html</text:p>
          </table:table-cell>
          <table:table-cell table:style-name="Tabla8.B2" office:value-type="string">
            <text:p text:style-name="P3">text/html</text:p>
          </table:table-cell>
        </table:table-row>
        <table:table-row>
          <table:table-cell table:style-name="Tabla8.A2" office:value-type="string">
            <text:p text:style-name="P3">png</text:p>
          </table:table-cell>
          <table:table-cell table:style-name="Tabla8.B2" office:value-type="string">
            <text:p text:style-name="P3">image/png</text:p>
          </table:table-cell>
        </table:table-row>
      </table:table>
      <text:p text:style-name="Text_20_body"/>
      <text:p text:style-name="P1">Tipos dinámicos:</text:p>
      <text:p text:style-name="Text_20_body">No son necesarios</text:p>
      <text:p text:style-name="P1">Usuarios:</text:p>
      <text:p text:style-name="Text_20_body">No son necesarios</text:p>
      <text:p text:style-name="P1">Errores:</text:p>
      <text:p text:style-name="Text_20_body">Agregar los errores que se encuentran en “ejemplos/1/errores/”</text:p>
      <table:table table:name="Tabla9" table:style-name="Tabla9">
        <table:table-column table:style-name="Tabla9.A"/>
        <table:table-column table:style-name="Tabla9.B"/>
        <table:table-row>
          <table:table-cell table:style-name="Tabla9.A1" office:value-type="string">
            <text:p text:style-name="P3">Código</text:p>
          </table:table-cell>
          <table:table-cell table:style-name="Tabla9.B1" office:value-type="string">
            <text:p text:style-name="P3">Error</text:p>
          </table:table-cell>
        </table:table-row>
        <table:table-row>
          <table:table-cell table:style-name="Tabla9.A2" office:value-type="string">
            <text:p text:style-name="P3">404</text:p>
          </table:table-cell>
          <table:table-cell table:style-name="Tabla9.B2" office:value-type="string">
            <text:p text:style-name="P3">404.html</text:p>
          </table:table-cell>
        </table:table-row>
        <table:table-row>
          <table:table-cell table:style-name="Tabla9.A2" office:value-type="string">
            <text:p text:style-name="P3">503</text:p>
          </table:table-cell>
          <table:table-cell table:style-name="Tabla9.B2" office:value-type="string">
            <text:p text:style-name="P4">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Configuración básica:</text:p>
      <text:p text:style-name="Text_20_body"><text:span text:style-name="T1">Puerto:</text:span> 2030</text:p>
      <text:p text:style-name="Text_20_body"><text:span text:style-name="T1">Puerto Control:</text:span> 10005</text:p>
      <text:p text:style-name="Text_20_body"><text:span text:style-name="T1">Máximo conexiones:</text:span> <text:s/>100</text:p>
      <text:p text:style-name="Text_20_body"><text:span text:style-name="T1">Máximo conexiones cliente:</text:span> 10</text:p>
      <text:p text:style-name="Text_20_body"><text:soft-page-break/><text:span text:style-name="T1">Raíz:</text:span> Seleccionar “ejemplos/2/html” utilizando el buscador.</text:p>
      <text:p text:style-name="Text_20_body"><text:span text:style-name="T1">Protegido:</text:span> Sin marcar</text:p>
      <text:p text:style-name="Text_20_body"><text:span text:style-name="T1">Time out:</text:span> 20 segundos</text:p>
      <text:p text:style-name="Text_20_body"/>
      <text:p text:style-name="P1">Tipos estáticos:</text:p>
      <table:table table:name="Tabla10" table:style-name="Tabla10">
        <table:table-column table:style-name="Tabla10.A"/>
        <table:table-column table:style-name="Tabla10.B"/>
        <table:table-row>
          <table:table-cell table:style-name="Tabla10.A1" office:value-type="string">
            <text:p text:style-name="P3">Extensión</text:p>
          </table:table-cell>
          <table:table-cell table:style-name="Tabla10.B1" office:value-type="string">
            <text:p text:style-name="P3">Tipo</text:p>
          </table:table-cell>
        </table:table-row>
        <table:table-row>
          <table:table-cell table:style-name="Tabla10.A2" office:value-type="string">
            <text:p text:style-name="P3">html</text:p>
          </table:table-cell>
          <table:table-cell table:style-name="Tabla10.B2" office:value-type="string">
            <text:p text:style-name="P3">text/html</text:p>
          </table:table-cell>
        </table:table-row>
        <table:table-row>
          <table:table-cell table:style-name="Tabla10.A2" office:value-type="string">
            <text:p text:style-name="P3">png</text:p>
          </table:table-cell>
          <table:table-cell table:style-name="Tabla10.B2" office:value-type="string">
            <text:p text:style-name="P3">image/png</text:p>
          </table:table-cell>
        </table:table-row>
      </table:table>
      <text:p text:style-name="Text_20_body"/>
      <text:p text:style-name="P1">Tipos dinámicos:</text:p>
      <table:table table:name="Tabla12" table:style-name="Tabla12">
        <table:table-column table:style-name="Tabla12.A" table:number-columns-repeated="2"/>
        <table:table-row>
          <table:table-cell table:style-name="Tabla12.A1" office:value-type="string">
            <text:p text:style-name="P3">Extensión</text:p>
          </table:table-cell>
          <table:table-cell table:style-name="Tabla12.B1" office:value-type="string">
            <text:p text:style-name="P3">Comando</text:p>
          </table:table-cell>
        </table:table-row>
        <table:table-row>
          <table:table-cell table:style-name="Tabla12.A2" office:value-type="string">
            <text:p text:style-name="P3">php</text:p>
          </table:table-cell>
          <table:table-cell table:style-name="Tabla12.B2" office:value-type="string">
            <text:p text:style-name="P3">parserPHP.cgi</text:p>
          </table:table-cell>
        </table:table-row>
      </table:table>
      <text:p text:style-name="Text_20_body"/>
      <text:p text:style-name="P1">Usuarios:</text:p>
      <text:p text:style-name="Text_20_body">No son necesarios</text:p>
      <text:p text:style-name="P1">Errores:</text:p>
      <text:p text:style-name="Text_20_body">Agregar los errores que se encuentran en “ejemplos/2/errores/”</text:p>
      <table:table table:name="Tabla11" table:style-name="Tabla11">
        <table:table-column table:style-name="Tabla11.A"/>
        <table:table-column table:style-name="Tabla11.B"/>
        <table:table-row>
          <table:table-cell table:style-name="Tabla11.A1" office:value-type="string">
            <text:p text:style-name="P3">Código</text:p>
          </table:table-cell>
          <table:table-cell table:style-name="Tabla11.B1" office:value-type="string">
            <text:p text:style-name="P3">Error</text:p>
          </table:table-cell>
        </table:table-row>
        <table:table-row>
          <table:table-cell table:style-name="Tabla11.A2" office:value-type="string">
            <text:p text:style-name="P3">404</text:p>
          </table:table-cell>
          <table:table-cell table:style-name="Tabla11.B2" office:value-type="string">
            <text:p text:style-name="P3">404.html</text:p>
          </table:table-cell>
        </table:table-row>
        <table:table-row>
          <table:table-cell table:style-name="Tabla11.A2" office:value-type="string">
            <text:p text:style-name="P3">503</text:p>
          </table:table-cell>
          <table:table-cell table:style-name="Tabla11.B2" office:value-type="string">
            <text:p text:style-name="P4">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40:43</meta:creation-date>
    <dc:date>2011-11-24T21:04:00</dc:date>
    <dc:creator>Pablo </dc:creator>
    <meta:editing-duration>PT21M14S</meta:editing-duration>
    <meta:editing-cycles>2</meta:editing-cycles>
    <meta:generator>LibreOffice/3.3$Unix LibreOffice_project/330m19$Build-401</meta:generator>
    <meta:document-statistic meta:table-count="12" meta:image-count="0" meta:object-count="0" meta:page-count="5" meta:paragraph-count="158" meta:word-count="925" meta:character-count="5947"/>
  </office:meta>
</office:document-meta>
</file>